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66pt" style:font-size-asian="66pt" style:font-size-complex="66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4.4cm" svg:height="4.082cm" svg:x="0.6cm" svg:y="6.4cm" presentation:class="title" presentation:user-transformed="true">
          <draw:text-box>
            <text:p text:style-name="P1"><text:span text:style-name="T1">Andando Sobre As Águas</text:span></text:p>
          </draw:text-box>
        </draw:frame>
        <draw:frame draw:name="Subtítulo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7" draw:layer="layout" svg:width="24.407cm" svg:height="17.492cm" svg:x="0.595cm" svg:y="0.763cm" presentation:class="title" presentation:user-transformed="true">
          <draw:text-box>
            <text:p text:style-name="P6"><text:span text:style-name="T3">Quando o mar agitado estiver</text:span><text:span text:style-name="T3"><text:line-break/></text:span><text:span text:style-name="T3">E fantasmas eu só conseguir enxergar</text:span><text:span text:style-name="T3"><text:line-break/></text:span><text:span text:style-name="T3">Na minha direção o Salvador virá</text:span><text:span text:style-name="T3"><text:line-break/></text:span><text:span text:style-name="T3">E sobre as águas me fará caminh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3" presentation:style-name="pr4" draw:text-style-name="P7" draw:layer="layout" svg:width="25.399cm" svg:height="17.492cm" svg:x="0cm" svg:y="0.763cm" presentation:class="title" presentation:user-transformed="true">
          <draw:text-box>
            <text:p text:style-name="P6"><text:span text:style-name="T3">Quando as ondas quiserem me afundar</text:span><text:span text:style-name="T3"><text:line-break/></text:span><text:span text:style-name="T3">Aflições e no mar de angústias estar</text:span><text:span text:style-name="T3"><text:line-break/></text:span><text:span text:style-name="T3">Na minha direção o Salvador virá</text:span><text:span text:style-name="T3"><text:line-break/></text:span><text:span text:style-name="T3">E sobre as águas me fará caminh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3" presentation:style-name="pr4" draw:text-style-name="P7" draw:layer="layout" svg:width="24.605cm" svg:height="17.492cm" svg:x="0.397cm" svg:y="0.763cm" presentation:class="title" presentation:user-transformed="true">
          <draw:text-box>
            <text:p text:style-name="P6"><text:span text:style-name="T3">Sobre as águas vou andar</text:span><text:span text:style-name="T3"><text:line-break/></text:span><text:span text:style-name="T3">Seu olhar encontrar</text:span><text:span text:style-name="T3"><text:line-break/></text:span><text:span text:style-name="T3">Se porventura afundar</text:span><text:span text:style-name="T3"><text:line-break/></text:span><text:span text:style-name="T3">O Braço Forte do meu Senhor</text:span><text:span text:style-name="T3"><text:line-break/></text:span><text:span text:style-name="T3">Me levantará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3" presentation:style-name="pr4" draw:text-style-name="P7" draw:layer="layout" svg:width="24.605cm" svg:height="17.492cm" svg:x="0.397cm" svg:y="0.763cm" presentation:class="title" presentation:user-transformed="true">
          <draw:text-box>
            <text:p text:style-name="P6"><text:span text:style-name="T3">Quando o mar agitado estiver</text:span><text:span text:style-name="T3"><text:line-break/></text:span><text:span text:style-name="T3">E fantasmas eu só conseguir enxergar</text:span><text:span text:style-name="T3"><text:line-break/></text:span><text:span text:style-name="T3">Na minha direção o Salvador virá</text:span><text:span text:style-name="T3"><text:line-break/></text:span><text:span text:style-name="T3">E sobre as águas me fará caminh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3" presentation:style-name="pr4" draw:text-style-name="P7" draw:layer="layout" svg:width="25.399cm" svg:height="17.492cm" svg:x="0cm" svg:y="0.763cm" presentation:class="title" presentation:user-transformed="true">
          <draw:text-box>
            <text:p text:style-name="P6"><text:span text:style-name="T3">Quando as ondas quiserem me afundar</text:span><text:span text:style-name="T3"><text:line-break/></text:span><text:span text:style-name="T3">Aflições e no mar de angústias estar</text:span><text:span text:style-name="T3"><text:line-break/></text:span><text:span text:style-name="T3">Na minha direção o Salvador virá</text:span><text:span text:style-name="T3"><text:line-break/></text:span><text:span text:style-name="T3">E sobre as águas me fará caminh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3" presentation:style-name="pr4" draw:text-style-name="P7" draw:layer="layout" svg:width="24.605cm" svg:height="17.492cm" svg:x="0.397cm" svg:y="0.763cm" presentation:class="title" presentation:user-transformed="true">
          <draw:text-box>
            <text:p text:style-name="P6"><text:span text:style-name="T3">Sobre as águas vou andar</text:span><text:span text:style-name="T3"><text:line-break/></text:span><text:span text:style-name="T3">Seu olhar encontrar</text:span><text:span text:style-name="T3"><text:line-break/></text:span><text:span text:style-name="T3">Se porventura afundar</text:span><text:span text:style-name="T3"><text:line-break/></text:span><text:span text:style-name="T3">O Braço Forte do meu Senhor</text:span><text:span text:style-name="T3"><text:line-break/></text:span><text:span text:style-name="T3">Me levantará 4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Braço Forte do meu Senhor&#10;Me levantará" draw:style-name="dp1" draw:master-page-name="Somente_20_título" presentation:presentation-page-layout-name="AL2T19">
        <draw:frame draw:name="Título 3" presentation:style-name="pr4" draw:text-style-name="P7" draw:layer="layout" svg:width="24.605cm" svg:height="17.492cm" svg:x="0.397cm" svg:y="0.763cm" presentation:class="title" presentation:user-transformed="true">
          <draw:text-box>
            <text:p text:style-name="P6"><text:span text:style-name="T3">O Braço Forte do meu Senhor</text:span><text:span text:style-name="T3"><text:line-break/></text:span><text:span text:style-name="T3">Me levanta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dando Sobre As Águas</dc:title>
    <meta:initial-creator>IVANILTO</meta:initial-creator>
    <meta:editing-cycles>2</meta:editing-cycles>
    <meta:creation-date>2016-12-19T16:31:40</meta:creation-date>
    <dc:date>2017-01-07T11:23:15.428184560</dc:date>
    <meta:editing-duration>PT10M10S</meta:editing-duration>
    <meta:generator>LibreOffice/5.2.4.2.1$Linux_X86_64 LibreOffice_project/20m0$Build-2</meta:generator>
    <meta:document-statistic meta:object-count="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